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am Light" svg:font-family="'Gotham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77c8" draw:opacity="58%" draw:shadow="hidden"/>
    </style:style>
    <style:style style:name="gr2" style:family="graphic" style:parent-style-name="standard">
      <style:graphic-properties draw:stroke="none" draw:fill="none" draw:textarea-vertical-align="middle" fo:min-height="1.077cm" fo:min-width="2.54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0033a0" draw:shadow="hidden"/>
    </style:style>
    <style:style style:name="gr4" style:family="graphic" style:parent-style-name="standard">
      <style:graphic-properties draw:stroke="none" draw:fill="none" draw:textarea-vertical-align="middle" fo:min-height="0.661cm" fo:min-width="2.54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6ad1e3" draw:shadow="hidden"/>
    </style:style>
    <style:style style:name="gr6" style:family="graphic" style:parent-style-name="standard">
      <style:graphic-properties draw:stroke="none" draw:fill="none" draw:textarea-vertical-align="middle" fo:min-height="0.772cm" fo:min-width="2.54cm" fo:padding-top="0cm" fo:padding-bottom="0cm" fo:padding-left="0cm" fo:padding-right="0cm"/>
    </style:style>
    <style:style style:name="gr7" style:family="graphic" style:parent-style-name="standard">
      <style:graphic-properties draw:stroke="none" draw:fill="solid" draw:fill-color="#00a9ce" draw:shadow="hidden"/>
    </style:style>
    <style:style style:name="gr8" style:family="graphic" style:parent-style-name="standard">
      <style:graphic-properties draw:stroke="solid" svg:stroke-width="0.035cm" svg:stroke-color="#feffff" svg:stroke-opacity="100%" draw:stroke-linejoin="miter" svg:stroke-linecap="square" draw:fill="none" fo:padding-top="0.142cm" fo:padding-bottom="0.142cm" fo:padding-left="0.267cm" fo:padding-right="0.267cm" draw:shadow="hidden"/>
    </style:style>
    <style:style style:name="gr9" style:family="graphic" style:parent-style-name="standard">
      <style:graphic-properties draw:stroke="none" draw:fill="none" draw:textarea-vertical-align="middle" fo:min-height="0.458cm" fo:min-width="2.5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vertical-align="middle" fo:min-height="0.407cm" fo:min-width="2.5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vertical-align="middle" fo:min-height="0.605cm" fo:min-width="2.5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vertical-align="middle" fo:min-height="1.294cm" fo:min-width="2.5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vertical-align="middle" fo:min-height="0.763cm" fo:min-width="2.5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vertical-align="middle" fo:min-height="1.297cm" fo:min-width="2.5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vertical-align="middle" fo:min-height="0.73cm" fo:min-width="2.5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vertical-align="middle" fo:min-height="0.8cm" fo:min-width="2.5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vertical-align="middle" fo:min-height="1.023cm" fo:min-width="2.5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vertical-align="middle" fo:min-height="0.621cm" fo:min-width="2.5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vertical-align="middle" fo:min-height="0.878cm" fo:min-width="2.54cm" fo:padding-top="0cm" fo:padding-bottom="0cm" fo:padding-left="0cm" fo:padding-right="0cm"/>
    </style:style>
    <style:style style:name="gr20" style:family="graphic" style:parent-style-name="standard">
      <style:graphic-properties draw:stroke="none" draw:fill="solid" draw:fill-color="#0075c8" draw:shadow="hidden"/>
    </style:style>
    <style:style style:name="gr21" style:family="graphic" style:parent-style-name="standard">
      <style:graphic-properties draw:stroke="solid" svg:stroke-width="0.002cm" svg:stroke-color="#0075c8" svg:stroke-opacity="100%" draw:stroke-linejoin="round" svg:stroke-linecap="round" draw:fill="none" fo:padding-top="0.126cm" fo:padding-bottom="0.126cm" fo:padding-left="0.251cm" fo:padding-right="0.251cm" draw:shadow="hidden"/>
    </style:style>
    <style:style style:name="P1" style:family="paragraph">
      <loext:graphic-properties draw:fill="solid" draw:fill-color="#0077c8" draw:opacity="58%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solid" draw:fill-color="#0033a0"/>
    </style:style>
    <style:style style:name="P5" style:family="paragraph">
      <loext:graphic-properties draw:fill="none"/>
    </style:style>
    <style:style style:name="P6" style:family="paragraph">
      <loext:graphic-properties draw:fill="solid" draw:fill-color="#6ad1e3"/>
    </style:style>
    <style:style style:name="P7" style:family="paragraph">
      <loext:graphic-properties draw:fill="solid" draw:fill-color="#00a9ce"/>
    </style:style>
    <style:style style:name="P8" style:family="paragraph">
      <loext:graphic-properties draw:fill="solid" draw:fill-color="#0075c8"/>
    </style:style>
    <style:style style:name="T1" style:family="text">
      <style:text-properties fo:color="#ffffff" style:font-name="Gotham Light" fo:font-size="21.7999992370605pt" style:font-name-asian="Gotham Light" style:font-size-asian="21.7999992370605pt" style:font-name-complex="Gotham Light" style:font-size-complex="21.7999992370605pt"/>
    </style:style>
    <style:style style:name="T2" style:family="text">
      <style:text-properties fo:color="#ffffff" style:font-name="Gotham Light" fo:font-size="13.5pt" style:font-name-asian="Gotham Light" style:font-size-asian="13.5pt" style:font-name-complex="Gotham Light" style:font-size-complex="13.5pt"/>
    </style:style>
    <style:style style:name="T3" style:family="text">
      <style:text-properties fo:color="#ffffff" style:font-name="Gotham Light" fo:font-size="15.6000003814697pt" style:font-name-asian="Gotham Light" style:font-size-asian="15.6000003814697pt" style:font-name-complex="Gotham Light" style:font-size-complex="15.6000003814697pt"/>
    </style:style>
    <style:style style:name="T4" style:family="text">
      <style:text-properties fo:color="#ffffff" style:font-name="Gotham Light" fo:font-size="9.39999961853027pt" style:font-name-asian="Gotham Light" style:font-size-asian="9.39999961853027pt" style:font-name-complex="Gotham Light" style:font-size-complex="9.39999961853027pt"/>
    </style:style>
    <style:style style:name="T5" style:family="text">
      <style:text-properties fo:color="#ffffff" style:font-name="Gotham Light" fo:font-size="8.30000019073486pt" style:font-name-asian="Gotham Light" style:font-size-asian="8.30000019073486pt" style:font-name-complex="Gotham Light" style:font-size-complex="8.30000019073486pt"/>
    </style:style>
    <style:style style:name="T6" style:family="text">
      <style:text-properties fo:color="#ffffff" style:font-name="Gotham Light" fo:font-size="12.3000001907349pt" style:font-name-asian="Gotham Light" style:font-size-asian="12.3000001907349pt" style:font-name-complex="Gotham Light" style:font-size-complex="12.3000001907349pt"/>
    </style:style>
    <style:style style:name="T7" style:family="text">
      <style:text-properties fo:color="#333f48" style:font-name="Gotham Light" fo:font-size="15.5pt" style:font-name-asian="Gotham Light" style:font-size-asian="15.5pt" style:font-name-complex="Gotham Light" style:font-size-complex="15.5pt"/>
    </style:style>
    <style:style style:name="T8" style:family="text">
      <style:text-properties fo:color="#ffffff" style:font-name="Gotham Light" fo:font-size="20.2999992370605pt" style:font-name-asian="Gotham Light" style:font-size-asian="20.2999992370605pt" style:font-name-complex="Gotham Light" style:font-size-complex="20.2999992370605pt"/>
    </style:style>
    <style:style style:name="T9" style:family="text">
      <style:text-properties fo:color="#ffffff" style:font-name="Gotham Light" fo:font-size="10.6999998092651pt" style:font-name-asian="Gotham Light" style:font-size-asian="10.6999998092651pt" style:font-name-complex="Gotham Light" style:font-size-complex="10.6999998092651pt"/>
    </style:style>
    <style:style style:name="T10" style:family="text">
      <style:text-properties fo:color="#ffffff" style:font-name="Gotham Light" fo:font-size="10pt" style:font-name-asian="Gotham Light" style:font-size-asian="10pt" style:font-name-complex="Gotham Light" style:font-size-complex="10pt"/>
    </style:style>
    <style:style style:name="T11" style:family="text">
      <style:text-properties fo:color="#ffffff" style:font-name="Gotham Light" fo:font-size="12.6000003814697pt" style:font-name-asian="Gotham Light" style:font-size-asian="12.6000003814697pt" style:font-name-complex="Gotham Light" style:font-size-complex="12.6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polygon draw:style-name="gr1" draw:text-style-name="P1" draw:layer="layout" svg:width="9.5cm" svg:height="12.699cm" svg:x="14.631cm" svg:y="0.635cm" svg:viewBox="0 0 9501 12700" draw:points="9501,0 0,0 0,12700 9501,12700">
          <text:p/>
        </draw:polygon>
        <draw:frame draw:style-name="gr2" draw:text-style-name="P3" draw:layer="layout" svg:width="9.5cm" svg:height="1.077cm" svg:x="14.631cm" svg:y="11.979cm">
          <draw:text-box>
            <text:p text:style-name="P2"><text:span text:style-name="T1">nRF53 application core</text:span></text:p>
          </draw:text-box>
        </draw:frame>
        <draw:polygon draw:style-name="gr3" draw:text-style-name="P4" draw:layer="layout" svg:width="9cm" svg:height="1.707cm" svg:x="14.881cm" svg:y="0.828cm" svg:viewBox="0 0 9001 1708" draw:points="0,0 0,1708 9001,1708 9001,0">
          <text:p/>
        </draw:polygon>
        <draw:frame draw:style-name="gr4" draw:text-style-name="P5" draw:layer="layout" svg:width="8.956cm" svg:height="0.661cm" svg:x="14.909cm" svg:y="1.352cm">
          <draw:text-box>
            <text:p text:style-name="P2"><text:span text:style-name="T2">Application</text:span></text:p>
          </draw:text-box>
        </draw:frame>
        <draw:polygon draw:style-name="gr5" draw:text-style-name="P6" draw:layer="layout" svg:width="9cm" svg:height="5.82cm" svg:x="14.881cm" svg:y="3.727cm" svg:viewBox="0 0 9001 5821" draw:points="0,0 0,5821 9001,5821 9001,0">
          <text:p/>
        </draw:polygon>
        <draw:frame draw:style-name="gr6" draw:text-style-name="P5" draw:layer="layout" svg:width="8.142cm" svg:height="0.772cm" svg:x="15.42cm" svg:y="3.907cm">
          <draw:text-box>
            <text:p text:style-name="P2"><text:span text:style-name="T3">Thread stack (OpenThread)</text:span></text:p>
          </draw:text-box>
        </draw:frame>
        <draw:g>
          <draw:polygon draw:style-name="gr7" draw:text-style-name="P7" draw:layer="layout" svg:width="6.785cm" svg:height="0.815cm" svg:x="16.058cm" svg:y="8.62cm" svg:viewBox="0 0 6786 816" draw:points="6786,0 0,0 0,816 6786,816">
            <text:p/>
          </draw:polygon>
          <draw:polygon draw:style-name="gr8" draw:text-style-name="P5" draw:layer="layout" svg:width="6.785cm" svg:height="0.815cm" svg:x="16.058cm" svg:y="8.62cm" svg:viewBox="0 0 6786 816" draw:points="6786,0 0,0 0,816 6786,816">
            <text:p/>
          </draw:polygon>
        </draw:g>
        <draw:frame draw:style-name="gr9" draw:text-style-name="P5" draw:layer="layout" svg:width="3.412cm" svg:height="0.458cm" svg:x="17.745cm" svg:y="8.799cm">
          <draw:text-box>
            <text:p text:style-name="P2"><text:span text:style-name="T4">IEEE 802.15.4 MAC</text:span></text:p>
          </draw:text-box>
        </draw:frame>
        <draw:g>
          <draw:polygon draw:style-name="gr7" draw:text-style-name="P7" draw:layer="layout" svg:width="6.785cm" svg:height="0.815cm" svg:x="16.058cm" svg:y="6.82cm" svg:viewBox="0 0 6786 816" draw:points="6786,0 0,0 0,816 6786,816">
            <text:p/>
          </draw:polygon>
          <draw:polygon draw:style-name="gr8" draw:text-style-name="P5" draw:layer="layout" svg:width="6.785cm" svg:height="0.815cm" svg:x="16.058cm" svg:y="6.82cm" svg:viewBox="0 0 6786 816" draw:points="6786,0 0,0 0,816 6786,816">
            <text:p/>
          </draw:polygon>
        </draw:g>
        <draw:frame draw:style-name="gr9" draw:text-style-name="P5" draw:layer="layout" svg:width="1.008cm" svg:height="0.458cm" svg:x="18.946cm" svg:y="6.997cm">
          <draw:text-box>
            <text:p text:style-name="P2"><text:span text:style-name="T4">UDP</text:span></text:p>
          </draw:text-box>
        </draw:frame>
        <draw:g>
          <draw:polygon draw:style-name="gr7" draw:text-style-name="P7" draw:layer="layout" svg:width="6.785cm" svg:height="0.815cm" svg:x="16.058cm" svg:y="7.72cm" svg:viewBox="0 0 6786 816" draw:points="6786,0 0,0 0,816 6786,816">
            <text:p/>
          </draw:polygon>
          <draw:polygon draw:style-name="gr8" draw:text-style-name="P5" draw:layer="layout" svg:width="6.785cm" svg:height="0.815cm" svg:x="16.058cm" svg:y="7.72cm" svg:viewBox="0 0 6786 816" draw:points="6786,0 0,0 0,816 6786,816">
            <text:p/>
          </draw:polygon>
        </draw:g>
        <draw:frame draw:style-name="gr9" draw:text-style-name="P5" draw:layer="layout" svg:width="3.539cm" svg:height="0.458cm" svg:x="17.681cm" svg:y="7.899cm">
          <draw:text-box>
            <text:p text:style-name="P2"><text:span text:style-name="T4">6LoWPAN / IPv6</text:span></text:p>
          </draw:text-box>
        </draw:frame>
        <draw:g>
          <draw:polygon draw:style-name="gr7" draw:text-style-name="P7" draw:layer="layout" svg:width="3.412cm" svg:height="1.009cm" svg:x="16.058cm" svg:y="5.744cm" svg:viewBox="0 0 3413 1010" draw:points="3413,0 0,0 0,1010 3413,1010">
            <text:p/>
          </draw:polygon>
          <draw:polygon draw:style-name="gr8" draw:text-style-name="P5" draw:layer="layout" svg:width="3.412cm" svg:height="1.009cm" svg:x="16.058cm" svg:y="5.744cm" svg:viewBox="0 0 3413 1010" draw:points="3413,0 0,0 0,1010 3413,1010">
            <text:p/>
          </draw:polygon>
        </draw:g>
        <draw:frame draw:style-name="gr9" draw:text-style-name="P5" draw:layer="layout" svg:width="1.262cm" svg:height="0.458cm" svg:x="17.133cm" svg:y="6.02cm">
          <draw:text-box>
            <text:p text:style-name="P2"><text:span text:style-name="T4">CoAP</text:span></text:p>
          </draw:text-box>
        </draw:frame>
        <draw:g>
          <draw:polygon draw:style-name="gr7" draw:text-style-name="P7" draw:layer="layout" svg:width="3.412cm" svg:height="1.009cm" svg:x="16.058cm" svg:y="4.658cm" svg:viewBox="0 0 3413 1010" draw:points="3413,0 0,0 0,1010 3413,1010">
            <text:p/>
          </draw:polygon>
          <draw:polygon draw:style-name="gr8" draw:text-style-name="P5" draw:layer="layout" svg:width="3.412cm" svg:height="1.009cm" svg:x="16.058cm" svg:y="4.658cm" svg:viewBox="0 0 3413 1010" draw:points="3413,0 0,0 0,1010 3413,1010">
            <text:p/>
          </draw:polygon>
        </draw:g>
        <draw:frame draw:style-name="gr9" draw:text-style-name="P5" draw:layer="layout" svg:width="1.973cm" svg:height="0.458cm" svg:x="16.777cm" svg:y="4.934cm">
          <draw:text-box>
            <text:p text:style-name="P2"><text:span text:style-name="T4">MeshCoP</text:span></text:p>
          </draw:text-box>
        </draw:frame>
        <draw:g>
          <draw:polygon draw:style-name="gr7" draw:text-style-name="P7" draw:layer="layout" svg:width="1.667cm" svg:height="2.095cm" svg:x="19.548cm" svg:y="4.658cm" svg:viewBox="0 0 1668 2096" draw:points="0,2096 0,0 1668,0 1668,2096">
            <text:p/>
          </draw:polygon>
          <draw:polygon draw:style-name="gr8" draw:text-style-name="P5" draw:layer="layout" svg:width="1.667cm" svg:height="2.095cm" svg:x="19.548cm" svg:y="4.658cm" svg:viewBox="0 0 1668 2096" draw:points="0,2096 0,0 1668,0 1668,2096">
            <text:p/>
          </draw:polygon>
        </draw:g>
        <draw:frame draw:style-name="gr9" draw:text-style-name="P5" draw:layer="layout" svg:width="0.984cm" svg:height="0.458cm" svg:x="19.889cm" svg:y="5.477cm">
          <draw:text-box>
            <text:p text:style-name="P2"><text:span text:style-name="T4">MLE</text:span></text:p>
          </draw:text-box>
        </draw:frame>
        <draw:g>
          <draw:polygon draw:style-name="gr7" draw:text-style-name="P7" draw:layer="layout" svg:width="1.547cm" svg:height="2.095cm" svg:x="21.296cm" svg:y="4.658cm" svg:viewBox="0 0 1548 2096" draw:points="0,2096 0,0 1548,0 1548,2096">
            <text:p/>
          </draw:polygon>
          <draw:polygon draw:style-name="gr8" draw:text-style-name="P5" draw:layer="layout" svg:width="1.547cm" svg:height="2.095cm" svg:x="21.296cm" svg:y="4.658cm" svg:viewBox="0 0 1548 2096" draw:points="0,2096 0,0 1548,0 1548,2096">
            <text:p/>
          </draw:polygon>
        </draw:g>
        <draw:frame draw:style-name="gr10" draw:text-style-name="P5" draw:layer="layout" svg:width="1.597cm" svg:height="0.407cm" svg:x="21.289cm" svg:y="5.502cm">
          <draw:text-box>
            <text:p text:style-name="P2"><text:span text:style-name="T5">DHCPv6</text:span></text:p>
          </draw:text-box>
        </draw:frame>
        <draw:polygon draw:style-name="gr5" draw:text-style-name="P6" draw:layer="layout" svg:width="9cm" svg:height="0.8cm" svg:x="14.881cm" svg:y="2.735cm" svg:viewBox="0 0 9001 801" draw:points="0,0 0,801 9001,801 9001,0">
          <text:p/>
        </draw:polygon>
        <draw:frame draw:style-name="gr11" draw:text-style-name="P5" draw:layer="layout" svg:width="8.956cm" svg:height="0.61cm" svg:x="14.886cm" svg:y="2.827cm">
          <draw:text-box>
            <text:p text:style-name="P2"><text:span text:style-name="T6">Third-party IPv6 stack</text:span></text:p>
          </draw:text-box>
        </draw:frame>
        <draw:frame draw:style-name="gr12" draw:text-style-name="P5" draw:layer="layout" svg:width="9.245cm" svg:height="1.294cm" svg:x="14.631cm" svg:y="10.67cm">
          <draw:text-box>
            <text:p text:style-name="P2"><text:span text:style-name="T6">Spinel</text:span></text:p>
          </draw:text-box>
        </draw:frame>
        <draw:frame draw:style-name="gr13" draw:text-style-name="P5" draw:layer="layout" svg:width="5.798cm" svg:height="0.763cm" svg:x="8.832cm" svg:y="10.483cm">
          <draw:text-box>
            <text:p text:style-name="P2"><text:span text:style-name="T7">OpenAMP (Spinel)</text:span></text:p>
          </draw:text-box>
        </draw:frame>
        <draw:polygon draw:style-name="gr1" draw:text-style-name="P1" draw:layer="layout" svg:width="8.365cm" svg:height="5.079cm" svg:x="0.762cm" svg:y="10.049cm" svg:viewBox="0 0 8366 5080" draw:points="8366,0 0,0 0,5080 8366,5080">
          <text:p/>
        </draw:polygon>
        <draw:frame draw:style-name="gr14" draw:text-style-name="P3" draw:layer="layout" svg:width="8.453cm" svg:height="1.297cm" svg:x="0.635cm" svg:y="13.861cm">
          <draw:text-box>
            <text:p text:style-name="P2"><text:span text:style-name="T8">nRF53 network core</text:span></text:p>
          </draw:text-box>
        </draw:frame>
        <draw:polygon draw:style-name="gr5" draw:text-style-name="P6" draw:layer="layout" svg:width="7.872cm" svg:height="1.738cm" svg:x="0.985cm" svg:y="10.823cm" svg:viewBox="0 0 7873 1739" draw:points="7873,0 0,0 0,1739 7873,1739">
          <text:p/>
        </draw:polygon>
        <draw:frame draw:style-name="gr15" draw:text-style-name="P3" draw:layer="layout" svg:width="7.846cm" svg:height="0.73cm" svg:x="1.017cm" svg:y="10.847cm">
          <draw:text-box>
            <text:p text:style-name="P2"><text:span text:style-name="T9">nRF IEEE 802.15.4 radio driver</text:span></text:p>
          </draw:text-box>
        </draw:frame>
        <draw:g>
          <draw:polygon draw:style-name="gr7" draw:text-style-name="P7" draw:layer="layout" svg:width="7.059cm" svg:height="0.73cm" svg:x="1.422cm" svg:y="11.592cm" svg:viewBox="0 0 7060 731" draw:points="7060,0 0,0 0,731 7060,731">
            <text:p/>
          </draw:polygon>
          <draw:polygon draw:style-name="gr8" draw:text-style-name="P5" draw:layer="layout" svg:width="7.059cm" svg:height="0.73cm" svg:x="1.422cm" svg:y="11.592cm" svg:viewBox="0 0 7060 731" draw:points="7060,0 0,0 0,731 7060,731">
            <text:p/>
          </draw:polygon>
        </draw:g>
        <draw:frame draw:style-name="gr15" draw:text-style-name="P3" draw:layer="layout" svg:width="7.196cm" svg:height="0.73cm" svg:x="1.313cm" svg:y="11.592cm">
          <draw:text-box>
            <text:p text:style-name="P2"><text:span text:style-name="T9">IEEE 802.15.4 PHY</text:span></text:p>
          </draw:text-box>
        </draw:frame>
        <draw:frame draw:style-name="gr16" draw:text-style-name="P3" draw:layer="layout" svg:width="7.617cm" svg:height="0.8cm" svg:x="15.554cm" svg:y="9.693cm">
          <draw:text-box>
            <text:p text:style-name="P2"><text:span text:style-name="T10">Zephyr integration</text:span></text:p>
          </draw:text-box>
        </draw:frame>
        <draw:polygon draw:style-name="gr5" draw:text-style-name="P6" draw:layer="layout" svg:width="7.873cm" svg:height="1.023cm" svg:x="0.989cm" svg:y="12.774cm" svg:viewBox="0 0 7874 1024" draw:points="0,1024 7874,1024 7874,0 0,0">
          <text:p/>
        </draw:polygon>
        <draw:frame draw:style-name="gr17" draw:text-style-name="P3" draw:layer="layout" svg:width="7.874cm" svg:height="1.023cm" svg:x="0.989cm" svg:y="12.774cm">
          <draw:text-box>
            <text:p text:style-name="P2"><text:span text:style-name="T10">Multiprotocol Service Layer (MPSL)</text:span></text:p>
          </draw:text-box>
        </draw:frame>
        <draw:polygon draw:style-name="gr5" draw:text-style-name="P6" draw:layer="layout" svg:width="9cm" svg:height="0.8cm" svg:x="14.882cm" svg:y="9.736cm" svg:viewBox="0 0 9001 801" draw:points="0,0 0,801 9001,801 9001,0">
          <text:p/>
        </draw:polygon>
        <draw:frame draw:style-name="gr18" draw:text-style-name="P5" draw:layer="layout" svg:width="8.956cm" svg:height="0.621cm" svg:x="14.886cm" svg:y="9.822cm">
          <draw:text-box>
            <text:p text:style-name="P2"><text:span text:style-name="T11">Zephyr integration</text:span></text:p>
          </draw:text-box>
        </draw:frame>
        <draw:polygon draw:style-name="gr5" draw:text-style-name="P6" draw:layer="layout" svg:width="9cm" svg:height="1.015cm" svg:x="14.883cm" svg:y="10.795cm" svg:viewBox="0 0 9001 1016" draw:points="0,0 0,1016 9001,1016 9001,0">
          <text:p/>
        </draw:polygon>
        <draw:frame draw:style-name="gr19" draw:text-style-name="P3" draw:layer="layout" svg:width="9.017cm" svg:height="0.878cm" svg:x="14.859cm" svg:y="10.806cm">
          <draw:text-box>
            <text:p text:style-name="P2"><text:span text:style-name="T9">nRF IEEE 802.15.4 radio driver</text:span></text:p>
          </draw:text-box>
        </draw:frame>
        <draw:g>
          <draw:path draw:style-name="gr20" draw:text-style-name="P8" draw:layer="layout" svg:width="5.968cm" svg:height="0.306cm" svg:x="8.89cm" svg:y="11.203cm" svg:viewBox="0 0 5969 307" svg:d="M192 185l5584-28v-36l-5584 28zM230 28l-230 142 232 137zM5737 279l232-143-233-136z">
            <text:p/>
          </draw:path>
          <draw:path draw:style-name="gr21" draw:text-style-name="P5" draw:layer="layout" svg:width="5.968cm" svg:height="0.306cm" svg:x="8.89cm" svg:y="11.203cm" svg:viewBox="0 0 5969 307" svg:d="M192 185l5584-28v-36l-5584 28zM230 28l-230 142 232 137zM5737 279l232-143-233-136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am Light" svg:font-family="'Gotham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766cm" fo:page-height="18.3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2-02T15:46:41.242434388</dc:date>
    <meta:editing-duration>PT19H5M24S</meta:editing-duration>
    <meta:editing-cycles>3</meta:editing-cycles>
    <meta:generator>LibreOffice/6.0.7.3$Linux_X86_64 LibreOffice_project/00m0$Build-3</meta:generator>
    <meta:document-statistic meta:object-count="56"/>
  </office:meta>
</office:document-meta>
</file>